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6383" table:default-cell-style-name="ce3"/>
        <table:table-row table:style-name="ro1">
          <table:table-cell office:value-type="string" calcext:value-type="string">
            <text:p>Renderer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Loss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No IRQ</text:p>
          </table:table-cell>
          <table:table-cell office:value-type="float" office:value="17476268" calcext:value-type="float">
            <text:p>17476268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RQ Only</text:p>
          </table:table-cell>
          <table:table-cell office:value-type="float" office:value="16277777" calcext:value-type="float">
            <text:p>16277777</text:p>
          </table:table-cell>
          <table:table-cell table:style-name="ce4" table:formula="of:=([.$B$2]-[.B4])/[.$B$2]" office:value-type="percentage" office:value="0.0685781998765412" calcext:value-type="percentage">
            <text:p>6.86%</text:p>
          </table:table-cell>
          <table:table-cell/>
          <table:table-cell office:value-type="string" calcext:value-type="string">
            <text:p>The bare minimum, the purely IRQ DMA displa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low For</text:p>
          </table:table-cell>
          <table:table-cell office:value-type="float" office:value="11601000" calcext:value-type="float">
            <text:p>11601000</text:p>
          </table:table-cell>
          <table:table-cell table:style-name="ce4" table:formula="of:=([.$B$2]-[.B5])/[.$B$2]" office:value-type="percentage" office:value="0.336185505967292" calcext:value-type="percentage">
            <text:p>33.62%</text:p>
          </table:table-cell>
          <table:table-cell/>
          <table:table-cell office:value-type="string" calcext:value-type="string">
            <text:p>320 element loop, one byte expanded each time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rolled For</text:p>
          </table:table-cell>
          <table:table-cell office:value-type="float" office:value="14047100" calcext:value-type="float">
            <text:p>14047100</text:p>
          </table:table-cell>
          <table:table-cell table:style-name="ce4" table:formula="of:=([.$B$2]-[.B6])/[.$B$2]" office:value-type="percentage" office:value="0.196218551924244" calcext:value-type="percentage">
            <text:p>19.62%</text:p>
          </table:table-cell>
          <table:table-cell/>
          <table:table-cell office:value-type="string" calcext:value-type="string">
            <text:p>20 element loop, each with 16 transfers. Further unrolling makes little difference.</text:p>
          </table:table-cell>
          <table:table-cell table:number-columns-repeated="16379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2" office:value-type="string" calcext:value-type="string">
            <text:p>The benchmark is in main.c, in the dvi module demo program</text:p>
          </table:table-cell>
          <table:table-cell table:number-columns-repeated="16383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2T06:30:57.843792678</meta:creation-date>
    <dc:date>2025-07-02T06:43:00.317155015</dc:date>
    <meta:editing-duration>PT12M1S</meta:editing-duration>
    <meta:editing-cycles>4</meta:editing-cycles>
    <meta:generator>LibreOffice/24.2.7.2$Linux_X86_64 LibreOffice_project/420$Build-2</meta:generator>
    <meta:document-statistic meta:table-count="1" meta:cell-count="19" meta:object-count="0"/>
  </office:meta>
</office:document-meta>
</file>